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ob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/>
          <table:table-cell table:formula="of:=SUM([.D5:.D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10*[.D8]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ob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15]*[.C1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/>
          <table:table-cell table:formula="of:=SUM([.D13:.D15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10*[.D16]" office:value-type="float" office:value="600" calcext:value-type="float">
            <text:p>6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ob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21]*[.C2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22]*[.C2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23]*[.C2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/>
          <table:table-cell table:formula="of:=SUM([.D21:.D2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[.D24]*10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6T11:45:54.739187010</meta:creation-date>
    <dc:date>2026-03-26T11:50:32.416139045</dc:date>
    <meta:editing-duration>PT4M38S</meta:editing-duration>
    <meta:editing-cycles>1</meta:editing-cycles>
    <meta:document-statistic meta:table-count="1" meta:cell-count="63" meta:object-count="0"/>
    <meta:generator>LibreOffice/24.2.7.2$Linux_X86_64 LibreOffice_project/420$Build-2</meta:generator>
  </office:meta>
</office:document-meta>
</file>